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ize="22pt" fo:font-weight="bold" style:font-size-asian="22pt" style:font-weight-asian="bold" style:font-size-complex="22pt" style:font-weight-complex="bold"/>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break-before="page"/>
      <style:text-properties fo:font-weight="normal" style:font-weight-asian="normal" style:font-weight-complex="normal"/>
    </style:style>
    <style:style style:name="P15" style:family="paragraph" style:parent-style-name="Text_20_body">
      <style:paragraph-properties fo:text-align="justify" style:justify-single-word="false" fo:break-before="page"/>
      <style:text-properties fo:font-weight="normal" style:font-weight-asian="normal" style:font-weight-complex="normal"/>
    </style:style>
    <style:style style:name="P16" style:family="paragraph" style:parent-style-name="Text_20_body">
      <style:paragraph-properties fo:text-align="justify" style:justify-single-word="false" fo:break-before="page"/>
    </style:style>
    <style:style style:name="P17"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ext_20_body" style:list-style-name="L1">
      <style:paragraph-properties fo:text-align="justify"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2">
      <style:paragraph-properties fo:text-align="justify" style:justify-single-word="false"/>
      <style:text-properties fo:font-weight="normal" style:font-weight-asian="normal" style:font-weight-complex="normal"/>
    </style:style>
    <style:style style:name="P22" style:family="paragraph" style:parent-style-name="Text_20_body" style:list-style-name="L3">
      <style:paragraph-properties fo:text-align="justify" style:justify-single-word="false"/>
      <style:text-properties fo:font-weight="normal" style:font-weight-asian="normal" style:font-weight-complex="normal"/>
    </style:style>
    <style:style style:name="P23" style:family="paragraph" style:parent-style-name="Text_20_body" style:list-style-name="L6">
      <style:text-properties fo:font-weight="normal" style:font-weight-asian="normal" style:font-weight-complex="normal"/>
    </style:style>
    <style:style style:name="P24" style:family="paragraph" style:parent-style-name="Text_20_body" style:list-style-name="L7">
      <style:text-properties fo:font-weight="normal" style:font-weight-asian="normal" style:font-weight-complex="normal"/>
    </style:style>
    <style:style style:name="P25" style:family="paragraph" style:parent-style-name="Text_20_body" style:list-style-name="L8">
      <style:text-properties fo:font-weight="normal" style:font-weight-asian="normal" style:font-weight-complex="normal"/>
    </style:style>
    <style:style style:name="P26" style:family="paragraph" style:parent-style-name="Text_20_body" style:list-style-name="L8">
      <style:paragraph-properties fo:text-align="start" style:justify-single-word="false"/>
      <style:text-properties fo:font-weight="normal" style:font-weight-asian="normal" style:font-weight-complex="normal"/>
    </style:style>
    <style:style style:name="P27" style:family="paragraph" style:parent-style-name="Text_20_body" style:list-style-name="L9">
      <style:text-properties fo:font-weight="normal" style:font-weight-asian="normal" style:font-weight-complex="normal"/>
    </style:style>
    <style:style style:name="P28" style:family="paragraph" style:parent-style-name="Text_20_body" style:list-style-name="L13">
      <style:text-properties fo:font-weight="normal" style:font-weight-asian="normal" style:font-weight-complex="normal"/>
    </style:style>
    <style:style style:name="P29" style:family="paragraph" style:parent-style-name="Text_20_body" style:list-style-name="L14">
      <style:text-properties fo:font-weight="normal" style:font-weight-asian="normal" style:font-weight-complex="normal"/>
    </style:style>
    <style:style style:name="P30" style:family="paragraph" style:parent-style-name="Text_20_body" style:list-style-name="L15">
      <style:text-properties fo:font-weight="normal" style:font-weight-asian="normal" style:font-weight-complex="normal"/>
    </style:style>
    <style:style style:name="P31" style:family="paragraph" style:parent-style-name="Text_20_body" style:list-style-name="L7"/>
    <style:style style:name="P32" style:family="paragraph" style:parent-style-name="Text_20_body" style:list-style-name="L9"/>
    <style:style style:name="P33" style:family="paragraph" style:parent-style-name="Text_20_body" style:list-style-name="L12">
      <style:text-properties fo:font-style="normal" fo:font-weight="normal" style:font-style-asian="normal" style:font-weight-asian="normal" style:font-style-complex="normal" style:font-weight-complex="normal"/>
    </style:style>
    <style:style style:name="P34" style:family="paragraph" style:parent-style-name="Text_20_body" style:list-style-name="L16"/>
    <style:style style:name="P35"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36" style:family="paragraph" style:parent-style-name="Text_20_body" style:list-style-name="L5">
      <style:paragraph-properties fo:margin-left="1.251cm" fo:margin-right="0cm" fo:margin-top="0cm" fo:margin-bottom="0cm" fo:text-indent="0cm" style:auto-text-indent="false"/>
    </style:style>
    <style:style style:name="P37" style:family="paragraph" style:parent-style-name="Text_20_body" style:list-style-name="L4">
      <style:paragraph-properties fo:margin-left="1.251cm" fo:margin-right="0cm" fo:text-align="start" style:justify-single-word="false" fo:text-indent="0cm" style:auto-text-indent="false"/>
    </style:style>
    <style:style style:name="P38" style:family="paragraph" style:parent-style-name="Text_20_body" style:list-style-name="L5">
      <style:paragraph-properties fo:margin-left="1.251cm" fo:margin-right="0cm" fo:text-indent="0cm" style:auto-text-indent="false"/>
    </style:style>
    <style:style style:name="P3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0" style:family="paragraph" style:parent-style-name="Text_20_body" style:list-style-name="L14">
      <style:paragraph-properties fo:margin-top="0cm" fo:margin-bottom="0cm"/>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fo:font-weight="normal" style:font-weight-asian="normal" style:font-weight-complex="normal"/>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1">
      <style:paragraph-properties fo:text-align="justify" style:justify-single-word="false" fo:break-before="page"/>
    </style:style>
    <style:style style:name="P46" style:family="paragraph" style:parent-style-name="Heading_20_2">
      <style:paragraph-properties fo:text-align="justify" style:justify-single-word="false"/>
    </style:style>
    <style:style style:name="P47" style:family="paragraph" style:parent-style-name="Heading_20_2">
      <style:text-properties fo:font-weight="bold" style:font-weight-asian="bold" style:font-weight-complex="bold"/>
    </style:style>
    <style:style style:name="P48" style:family="paragraph" style:parent-style-name="Heading_20_3">
      <style:text-properties fo:font-weight="bold" style:font-weight-asian="bold" style:font-weight-complex="bol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fo:font-weight="normal" style:language-asian="zxx" style:country-asian="none" style:font-weight-asian="normal" style:language-complex="zxx" style:country-complex="none" style:font-weight-complex="normal"/>
    </style:style>
    <style:style style:name="T10" style:family="text">
      <style:text-properties fo:font-weight="bold" style:font-weight-asian="bold" style:font-weight-complex="bold"/>
    </style:style>
    <style:style style:name="T11" style:family="text">
      <style:text-properties fo:language="fi" fo:country="FI"/>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9">1 <text:s/>APRX Software Requirement Specification<text:tab/> <text:s/>2</text:p>
          <text:p text:style-name="P43">1.1 <text:s/>Purpose:<text:tab/> <text:s/>2</text:p>
          <text:p text:style-name="P43">1.2 <text:s/>Usage Environments:<text:tab/> <text:s/>3</text:p>
          <text:p text:style-name="P49">2 <text:s/>Treatment rules:<text:tab/> <text:s/>4</text:p>
          <text:p text:style-name="P43">2.1 <text:s/>Basic IGate rules:<text:tab/> <text:s/>4</text:p>
          <text:p text:style-name="P43">2.2 <text:s/>Low-Level Transmission Rules:<text:tab/> <text:s/>5</text:p>
          <text:p text:style-name="P43">2.3 <text:s/>Low-Level Receiving Rules:<text:tab/> <text:s/>6</text:p>
          <text:p text:style-name="P43">2.4 <text:s/>Additional Tx-IGate rules:<text:tab/> <text:s/>6</text:p>
          <text:p text:style-name="P43">2.5 <text:s/>Digipeater Rules:<text:tab/> <text:s/>7</text:p>
          <text:p text:style-name="P43">2.6 <text:s/>Radio Interface Statistics Telemetry<text:tab/> <text:s/>8</text:p>
          <text:p text:style-name="P43">2.7 <text:s/>Individual Call-Signs for Each Receiver, or Not?<text:tab/> <text:s/>8</text:p>
          <text:p text:style-name="P43">2.8 <text:s/>Beaconing<text:tab/> <text:s/>9</text:p>
          <text:p text:style-name="P18">2.8.1 <text:s/>Radio Beaconing<text:tab/> <text:s/>9</text:p>
          <text:p text:style-name="P18">2.8.2 <text:s/>Network beaconing<text:tab/> <text:s/>9</text:p>
        </text:index-body>
      </text:table-of-content>
      <text:p text:style-name="P5"/>
      <text:p text:style-name="P5"/>
      <text:h text:style-name="P45" text:outline-level="1">APRX Software Requirement Specification</text:h>
      <text:p text:style-name="P3">This is <text:span text:style-name="T1">Requirement Specification</text:span><text:span text:style-name="T3"> for a software serving in Amateur Radio APRS service.</text:span></text:p>
      <text:p text:style-name="P10">Reader is assumed to be proficient with used terminology, and they are not usually explained here.</text:p>
      <text:h text:style-name="P46" text:outline-level="2">Purpose:</text:h>
      <text:p text:style-name="P3">This describes algorithmic, IO-, and environmental requirements for a software doing any combination of following three tasks related to APRS service:</text:p>
      <text:list xml:id="list421478506" text:style-name="L1">
        <text:list-item>
          <text:p text:style-name="P19">Listen on messages with a radio, and pass them to APRSIS network service</text:p>
        </text:list-item>
        <text:list-item>
          <text:p text:style-name="P19">Listen on messages with a radio, and selectively re-send them on radio</text:p>
        </text:list-item>
        <text:list-item>
          <text:p text:style-name="P19">Listen on messages with a radio, and selectively re-send them on radios on other frequencies</text:p>
        </text:list-item>
        <text:list-item>
          <text:p text:style-name="P19">Receive messages from APRSIS network, and after selective filtering, send some of them on radio</text:p>
        </text:list-item>
      </text:list>
      <text:p text:style-name="P3"/>
      <text:p text:style-name="P3">Existing <text:s/><text:span text:style-name="T1">aprx</text:span> software implements Receive-Only (Rx) IGate functionality, and the purpose of this paper is to map new things that it will need for extending functionality further.</text:p>
      <text:p text:style-name="P3"/>
      <text:p text:style-name="P3"/>
      <text:p text:style-name="P16"/>
      <text:h text:style-name="P46" text:outline-level="2">Usage Environments:</text:h>
      <text:p text:style-name="P3">The <text:s/><text:span text:style-name="T2">aprx</text:span><text:span text:style-name="T4">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776432361" text:style-name="L2">
        <text:list-item>
          <text:p text:style-name="P21">License-free Receive-Only (RX) IGate, to add more “ears” to hear packets, and to pipe them to APRSIS</text:p>
        </text:list-item>
        <text:list-item>
          <text:p text:style-name="P21">Licensed bidirectional IGate, selectively passing messages from radio channels to APRSIS, and from APRSIS to radio channels, but not repeating packets heard on a radio channel back to a radio channel.</text:p>
        </text:list-item>
        <text:list-item>
          <text:p text:style-name="P21">Licensed bidirectional IGate plus selectively re-sending of packets heard on radio channels <text:s/>back to radio channels</text:p>
        </text:list-item>
        <text:list-item>
          <text:p text:style-name="P21">Licensed system for selectively re-sending of packets heard on radio channels back to other radio channels, and this without bidirectional IGate service.</text:p>
        </text:list-item>
        <text:list-item>
          <text:p text:style-name="P21">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801220743" text:style-name="L3">
        <text:list-item>
          <text:p text:style-name="P22">3 different frequencies in use, traffic is being relayed in between them, and the APRSIS network.</text:p>
        </text:list-item>
        <text:list-item>
          <text:p text:style-name="P22">On each frequency there are multiple receivers, and one well placed transmitter.</text:p>
        </text:list-item>
        <text:list-item>
          <text:p text:style-name="P22">Relaying from one frequency to other frequency may end up having different rules, than when re-sending on same frequency: Incoming packet retains traced paths, and gets <text:span text:style-name="T8">WIDEn-N/TRACEn-N</text:span> requests replaced with whatever <text:span text:style-name="T8">sysop</text:span> wants.</text:p>
        </text:list-item>
      </text:list>
      <text:p text:style-name="P7"/>
      <text:p text:style-name="P7"/>
      <text:h text:style-name="P44"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4">http://www.aprs-is.net/IGateDetails.aspx</text:span></text:a></text:p>
      <text:p text:style-name="P17"/>
      <text:p text:style-name="P12">Gate all packets heard on RF to the Internet (Rx-IGate) EXCEPT</text:p>
      <text:list xml:id="list958699696" text:style-name="L4">
        <text:list-item>
          <text:p text:style-name="P35">3<text:span text:style-name="T5">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35">generic queries (data type '?' ). </text:p>
        </text:list-item>
        <text:list-item>
          <text:p text:style-name="P37">packets with TCPIP, TCPXX, NOGATE, or RFONLY in the header, especially in those opened up from a 3<text:span text:style-name="T5">rd</text:span> party packets.</text:p>
        </text:list-item>
      </text:list>
      <text:p text:style-name="P7"/>
      <text:p text:style-name="P13">Gate message packets and associated posits to RF (Tx-IGate) if</text:p>
      <text:list xml:id="list1589059913" text:style-name="L5">
        <text:list-item>
          <text:p text:style-name="P36">the receiving station has been heard within range within a predefined time period (range defined as digi hops, distance, or both). </text:p>
        </text:list-item>
        <text:list-item>
          <text:p text:style-name="P36">the sending station has not been heard via RF within a predefined time period (packets gated from the Internet by other stations are excluded from this test). </text:p>
        </text:list-item>
        <text:list-item>
          <text:p text:style-name="P36">the sending station does not have TCPXX, NOGATE, or RFONLY in the header. </text:p>
        </text:list-item>
        <text:list-item>
          <text:p text:style-name="P38">the receiving station has not been heard via the Internet within a predefined time period.<text:line-break/>A station is said to be heard via the Internet if packets from the station contain TCPIP* or TCPXX* in the header or if gated (3<text:span text:style-name="T5">rd</text:span> party) packets are seen on RF gated by the station and containing TCPIP or TCPXX in the 3<text:span text:style-name="T5">rd</text:span> party header (in other words, the station is seen on RF as being an IGate). </text:p>
        </text:list-item>
      </text:list>
      <text:p text:style-name="P11">Gate all packets to RF based on criteria set by the sysop (such as call sign, object name, etc.).</text:p>
      <text:p text:style-name="P7"/>
      <text:p text:style-name="P7">With more advanced looking inside frames to be relayed, both the digipeater and Tx-IGate can use filtering rules, like “packet reports a position that is within my service area.”</text:p>
      <text:p text:style-name="P7"/>
      <text:p text:style-name="P15"/>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8"> <text:s/>rx </text:span><text:span text:style-name="T7">⇒</text:span><text:span text:style-name="T8"> igate-to-aprsis + digi </text:span><text:span text:style-name="T7">⇒</text:span><text:span text:style-name="T8"> tx </text:span><text:span text:style-name="T7">⇒</text:span><text:span text:style-name="T8"> rx </text:span><text:span text:style-name="T7">⇒</text:span><text:span text:style-name="T8"> igate-to-aprsis + digi</text:span> (dupe filter stops)</text:p>
      <text:p text:style-name="P7">Digipeating will use common packet duplication testing to sent similar frame out only once per given time interval (normally 30 seconds.)</text:p>
      <text:p text:style-name="P7"/>
      <text:h text:style-name="P47"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429447036" text:style-name="L6">
        <text:list-item>
          <text:p text:style-name="P23">Normal digipeater duplicate packet detection compares message source, destination, and payload data against another expiring storage called “duplicate detector”. <text:s/>Digipeater and Tx-IGate will ignore packets finding a hit in this storage.</text:p>
        </text:list-item>
        <text:list-item>
          <text:p text:style-name="P23">A candidate packet is then subjected to a number of filters, and if approved for it, the packet will be put on duplicate packet detection database (one for each transmitter.) <text:s text:c="2"/>See Digipeater Rules, below.</text:p>
        </text:list-item>
        <text:list-item>
          <text:p text:style-name="P2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N seconds ( &lt; 5 ? ), which needs some smart scheduling coding, when link from computer to <text:s/>TNC is considerably faster.</text:p>
      <text:p text:style-name="P6">Original KISS interface is defined as “best effort”: if TNC is busy while host sends a frame, the frame will be discarded, and “upper layers” will resend. <text:s/>In APRS Digipeating, the upper layer sends the packet once, and then declares circa 30 second moratorium on packets with same payload.</text:p>
      <text:p text:style-name="P6"/>
      <text:p text:style-name="P14"/>
      <text:h text:style-name="P47" text:outline-level="2">Low-Level Receiving Rules:</text:h>
      <text:list xml:id="list671063611" text:style-name="L7">
        <text:list-item>
          <text:p text:style-name="P24">Received AX.25 packet is compared against “my freshly sent packets” storage, and matched ones are dropped. <text:s/>(Case of one/few transmitters, and multiple receivers hearing them.)</text:p>
        </text:list-item>
        <text:list-item>
          <text:p text:style-name="P24">Received packet is validated against AX.25 basic structure, invalid ones are dropped.</text:p>
        </text:list-item>
        <text:list-item>
          <text:p text:style-name="P24">Received packet is validated against Rx-IGate rules, forbidden ones are dropped (like when a VIA-field contains invalid data.)</text:p>
        </text:list-item>
        <text:list-item>
          <text:p text:style-name="P31"><text:span text:style-name="T4">Packet may be rejected for Rx-IGate, but it may still be valid for digipeating!<text:line-break/>For example a 3</text:span><text:span text:style-name="T6">rd</text:span><text:span text:style-name="T4"> party frame is OK to digipeat, but not to Rx-IGate to APRSIS!<text:line-break/>Also some D-STAR to APRS gateways output 3</text:span><text:span text:style-name="T6">rd</text:span><text:span text:style-name="T4"> party frames, while the original frame is quite close to an APRS frame.</text:span></text:p>
        </text:list-item>
      </text:list>
      <text:p text:style-name="P6">Divide packet rejection filters to common, and destination specific ones.</text:p>
      <text:h text:style-name="P47" text:outline-level="2">Additional Tx-IGate rules:</text:h>
      <text:p text:style-name="P6">The Tx-IGate can have additional rules for control:</text:p>
      <text:list xml:id="list1207991400" text:style-name="L9">
        <text:list-item>
          <text:p text:style-name="P32">M<text:span text:style-name="T4">ultiple filters look inside the message, and can enforce a rule of “repeat only packets within my service area,” or to “limit passing message responses only to destinations within my service area”</text:span></text:p>
        </text:list-item>
        <text:list-item>
          <text:p text:style-name="P27">Basic gate filtering rules:</text:p>
        </text:list-item>
      </text:list>
      <text:list xml:id="list1246854251" text:style-name="L14">
        <text:list-item>
          <text:list>
            <text:list-item>
              <text:p text:style-name="P40">the receiving station has been heard within range within a predefined time period (range defined as digi hops, distance, or both). </text:p>
            </text:list-item>
            <text:list-item>
              <text:p text:style-name="P40">the sending station has not been heard via RF within a predefined time period (packets gated from the Internet by other stations are excluded from this test). </text:p>
            </text:list-item>
            <text:list-item>
              <text:p text:style-name="P40">the sending station does not have TCPXX, NOGATE, or RFONLY in the header. </text:p>
            </text:list-item>
            <text:list-item>
              <text:p text:style-name="P29">the receiving station has not been heard via the Internet within a predefined time period.</text:p>
            </text:list-item>
          </text:list>
        </text:list-item>
      </text:list>
      <text:p text:style-name="P39">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499499940" text:style-name="L15">
        <text:list-item>
          <text:p text:style-name="P30">More rules ?</text:p>
        </text:list-item>
      </text:list>
      <text:p text:style-name="P6"/>
      <text:p text:style-name="P6"/>
      <text:p text:style-name="P14"/>
      <text:h text:style-name="P47" text:outline-level="2">Digipeater Rules:</text:h>
      <text:p text:style-name="P6">Digipeater will do following for each transmitter:</text:p>
      <text:list xml:id="list2070360820" text:style-name="L8">
        <text:list-item>
          <text:p text:style-name="P25">Compare candidate packet against duplicate filter, if found, then drop it. (Low-level transmission rules, number 1)</text:p>
        </text:list-item>
        <text:list-item>
          <text:p text:style-name="P25">Count number of hops the message has so far done, and...</text:p>
        </text:list-item>
        <text:list-item>
          <text:p text:style-name="P25">Figure out the number of hops the message has been requested to do<text:line-break/>(e.g. <text:s/>“OH2XYZ-1&gt;APRS,OH2RDU*,WIDE7-5: ...” will report that there was request of 7 hops, so far 2 have been executed – one is shown on trace path.)</text:p>
        </text:list-item>
        <text:list-item>
          <text:p text:style-name="P25">If either of previous ones are over any of configured limits, the packet is dropped.</text:p>
        </text:list-item>
        <text:list-item>
          <text:p text:style-name="P25">FIXME: <text:span text:style-name="T8">WIDEn-N/TRACEn-N</text:span> treatment rules: <text:s/>By default treat both as TRACE, have an option to disable TRACE mode. <text:s/>Possibly additional keywords for cross-band digipeating?</text:p>
        </text:list-item>
        <text:list-item>
          <text:p text:style-name="P25">Multiple filters look inside the message, and can enforce a rule of “repeat only packets within my service area.”</text:p>
        </text:list-item>
        <text:list-item>
          <text:p text:style-name="P25">FIXME: Cross frequency digipeating? <text:s/>Treat much like Tx-IGate?<text:line-break/>Relaying from one frequency to other frequency may end up having different rules, than when re-sending on same frequency: Incoming packet retains traced paths, and gets <text:span text:style-name="T8">WIDEn-N/TRACEn-N</text:span> requests replaced with whatever sysop wants.</text:p>
        </text:list-item>
        <text:list-item>
          <text:p text:style-name="P26">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6"/>
      <text:p text:style-name="P14"/>
      <text:h text:style-name="Heading_20_2" text:outline-level="2">Radio Interface Statistics Telemetry</text:h>
      <text:p text:style-name="P6">Current <text:span text:style-name="T1">aprx</text:span><text:span text:style-name="T3"> software offers telemetry data on radio interfaces. <text:s/>It consists of following four things. Telemetry is reported to APRS-IS every 10 minutes:</text:span></text:p>
      <text:list xml:id="list439885525" text:style-name="L12">
        <text:list-item>
          <text:p text:style-name="P33">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33">Channel occupancy average in Erlangs over 10 minute interval. Same data source as above.</text:p>
        </text:list-item>
        <text:list-item>
          <text:p text:style-name="P33">Count of received packets over 10 minutes.</text:p>
        </text:list-item>
        <text:list-item>
          <text:p text:style-name="P33">Count of packets dropped for some reason during that 10 minute period.</text:p>
        </text:list-item>
      </text:list>
      <text:p text:style-name="P6">Additional telemetry data points could be:</text:p>
      <text:list xml:id="list109595643" text:style-name="L13">
        <text:list-item>
          <text:p text:style-name="P28">Number of transmitted packets over 10 minute interval</text:p>
        </text:list-item>
        <text:list-item>
          <text:p text:style-name="P28">Number of packets IGate:d from APRSIS over 10 minute interval</text:p>
        </text:list-item>
        <text:list-item>
          <text:p text:style-name="P28">Number of packets digipeated for this radio interface over 10 minute interval</text:p>
        </text:list-item>
        <text:list-item>
          <text:p text:style-name="P28">Erlang calculations could include both Rx and Tx, but could also be separate.</text:p>
        </text:list-item>
      </text:list>
      <text:p text:style-name="P6"/>
      <text:h text:style-name="Heading_20_2" text:outline-level="2">Individual Call-Signs for Each Receiver, or Not?</text:h>
      <text:p text:style-name="Text_20_body">Opinions are mixed on the question of having separate call-signs for each receiver (and transmitter), or not. <text:s/>Even the idea to use all 16 available <text:span text:style-name="T8">SSIDs</text:span> for a call-sign for something does get some opposition.</text:p>
      <text:list xml:id="list765047555" text:style-name="L16">
        <text:list-item>
          <text:p text:style-name="P34">There is no license fee in most countries for receivers, and there is no need to limit used call signs only on those used for the site transmitters.</text:p>
        </text:list-item>
        <text:list-item>
          <text:p text:style-name="P34">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34">Transmitter call-signs are important, and there valid AX.25 format call-signs are mandatory.</text:p>
        </text:list-item>
      </text:list>
      <text:p text:style-name="Text_20_body"/>
      <text:p text:style-name="Text_20_body"/>
      <text:p text:style-name="P41"/>
      <text:h text:style-name="Heading_20_2"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0">must not</text:span><text:span text:style-name="T4"> be manually configured to fixed exact minute. <text:s/>There are large peaks in APRSIS traffic because of people are beaconing out every 5 minutes, and every 10 minutes, at exact 5/10 minutes. <text:s text:c="2"/>Beaconing algorith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text:span></text:p>
      <text:p text:style-name="Text_20_body"><text:span text:style-name="T4">The </text:span><text:span text:style-name="T9">Bresenham's</text:span><text:span text:style-name="T4"> line plotting algorithm can be used to find smooth integer time intervals – or the programmer can resort of floating point. <text:s/>Related algorithm is known as “Digital Differential Analyser”. <text:s/>Both can be implemented using integer arithmetic, which may be of interest on some cases.</text:span></text:p>
      <text:p text:style-name="Text_20_body"><text:span text:style-name="T4">Beaconing at quicker repetition rates is also possible by inserting same item multiple times into the cycle.</text:span></text:p>
      <text:h text:style-name="Heading_20_3" text:outline-level="3">Radio Beaconing</text:h>
      <text:p text:style-name="Text_20_body">“Tactical situation awareness” beaconing frequency could be 5-10 minutes, WB4APR does suggest 10 minutes interval. <text:s/>Actively moving systems will send positions more often. <text:span text:style-name="T4">Transmit time spread algorithm must be used.</text:span></text:p>
      <text:p text:style-name="Text_20_body">Minimum interval of beacon transmissions to radio should be 30 seconds. <text:s/>If more beacons need to be sent in this time period, use of Persistence parameter on TNCs (and KISS) should help: <text:s/>Send the beacons one after the other (up to 3?) during same transmitter activation, and without prolonged buffer times in between them.</text:p>
      <text:p text:style-name="Text_20_body"/>
      <text:h text:style-name="P48"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Beacons could also be bursting similar to radio beacon Persistence – within a reaso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5 – <text:span text:style-name="MT1">Matti Aarnio</text:span>, OH2MQK</text:p>
      </style:header>
      <style:footer>
        <text:p text:style-name="MP2"><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7T23:46:01</dc:date>
    <dc:creator>Matti KP20NG</dc:creator>
    <meta:editing-duration>PT07H37M21S</meta:editing-duration>
    <meta:editing-cycles>204</meta:editing-cycles>
    <meta:generator>OpenOffice.org/3.1$Unix OpenOffice.org_project/310m19$Build-9420</meta:generator>
    <meta:document-statistic meta:table-count="0" meta:image-count="0" meta:object-count="0" meta:page-count="9" meta:paragraph-count="121" meta:word-count="2446" meta:character-count="14882"/>
  </office:meta>
</office:document-meta>
</file>